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3952" officeooo:paragraph-rsid="00023952"/>
    </style:style>
    <style:style style:name="P2" style:family="paragraph" style:parent-style-name="Standard">
      <style:paragraph-properties fo:text-align="center" style:justify-single-word="false"/>
      <style:text-properties officeooo:rsid="00023952" officeooo:paragraph-rsid="00023952"/>
    </style:style>
    <style:style style:name="P3" style:family="paragraph" style:parent-style-name="Standard">
      <style:text-properties officeooo:rsid="00023952" officeooo:paragraph-rsid="00040bf8"/>
    </style:style>
    <style:style style:name="P4" style:family="paragraph" style:parent-style-name="Standard">
      <style:text-properties fo:font-weight="bold" officeooo:rsid="00023952" officeooo:paragraph-rsid="00023952" style:font-weight-asian="bold" style:font-weight-complex="bold"/>
    </style:style>
    <style:style style:name="P5" style:family="paragraph" style:parent-style-name="Standard">
      <style:text-properties officeooo:rsid="00040bf8" officeooo:paragraph-rsid="00040bf8"/>
    </style:style>
    <style:style style:name="P6" style:family="paragraph" style:parent-style-name="Standard">
      <style:text-properties officeooo:rsid="00042cfa" officeooo:paragraph-rsid="00042cfa"/>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officeooo:rsid="00040bf8"/>
    </style:style>
    <style:style style:name="T4" style:family="text">
      <style:text-properties style:text-position="0% 100%" fo:background-color="#ffff00" loext:char-shading-value="0"/>
    </style:style>
    <style:style style:name="T5" style:family="text">
      <style:text-properties style:text-position="0% 100%" fo:background-color="#ffff00" loext:char-shading-value="0"/>
    </style:style>
    <style:style style:name="T6" style:family="text">
      <style:text-properties style:text-position="0% 100%" fo:font-style="normal" style:font-style-asian="normal" style:font-style-complex="normal"/>
    </style:style>
    <style:style style:name="T7" style:family="text">
      <style:text-properties style:text-position="0% 100%" fo:font-style="normal" officeooo:rsid="00040bf8" style:font-style-asian="normal" style:font-style-complex="normal"/>
    </style:style>
    <style:style style:name="T8" style:family="text">
      <style:text-properties officeooo:rsid="00042cfa"/>
    </style:style>
    <style:style style:name="T9" style:family="text">
      <style:text-properties fo:font-style="italic" officeooo:rsid="00042cfa"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42cfa" style:font-style-asian="normal" style:font-style-complex="normal"/>
    </style:style>
    <style:style style:name="T12" style:family="text">
      <style:text-properties fo:font-style="normal" fo:background-color="#ffff00" loext:char-shading-value="0" style:font-style-asian="normal" style:font-style-complex="normal"/>
    </style:style>
    <style:style style:name="T13" style:family="text">
      <style:text-properties fo:font-style="normal" fo:background-color="#ffff00" loext:char-shading-value="0"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AN: Laboratorul 1 – 12.10.2022 </text:p>
      <text:p text:style-name="P1"/>
      <text:p text:style-name="P1"/>
      <text:p text:style-name="P4">Partea A: Filtrul Trece-Sus</text:p>
      <text:p text:style-name="P1">Fig. 1. Pentru un semnal de intrare de frecvență înaltă, filtrul trece-sus va scoate un semnal ușor amortizat, valorile (Roșu – Input, Verde – Output) fiind apropiate (adică aproape se suprapun).</text:p>
      <text:p text:style-name="P1">Dacă vom da un zoom out, deci dacă vom mări final time (6e-9 =&gt; 60e-9), „suprapunerea” va fi cu atât mai evidentă (fig. 2)</text:p>
      <text:p text:style-name="P1"/>
      <text:p text:style-name="P3">Fig. 2. Scădem frecvența semnalului de intrare de la 1000 Hz la 20 Hz. Pentru AimSpice, această frecvență va fi aproape nulă pentru un final time mic (6e-9), iar semnalul de iesire V<text:span text:style-name="T1">OUT </text:span><text:span text:style-name="T2">va fi „grounded”. </text:span><text:span text:style-name="T3">Mărind final time-ul (același </text:span><text:span text:style-name="T2">6e-9 =&gt; 60e-9</text:span><text:span text:style-name="T3">), vom observa că de fapt frecvența nu e nulă, ci are o oscilație de amplitudine mai mică, dar sesizabilă (Se formează dealuri și văi – linia roșie). Ce va rezulta (linia verde) va fi un semnal care va oscila sensibil în jurul axei timpului (valorile la orice moment T vor fi undeva într-o vecinătate restrânsă a lui 0).</text:span></text:p>
      <text:p text:style-name="P3"><text:span text:style-name="T3"/></text:p>
      <text:p text:style-name="P5"><text:span text:style-name="T3">C</text:span><text:span text:style-name="T2">oncluzie: filtrul trece-sus acționează ca un </text:span><text:span text:style-name="T5">atenuator</text:span><text:span text:style-name="T2"> de semnal. Cu cât frecvența semnalului de intrare va fi mai mică, cu atât semnalul de ieșire va putea fi atenuat mai puternic.</text:span></text:p>
      <text:p text:style-name="P1"/>
      <text:p text:style-name="P4">Partea B: Filtrul Trece-Jos</text:p>
      <text:p text:style-name="P5">Fig. 3. <text:span text:style-name="T8">De data aceasta, vom începe prezentarea cu un semnal de intrare de frecvență joasă, 20 Hz, pentru a observa din prima discrepanța dintre </text:span><text:span text:style-name="T9">filtrul trece-sus</text:span><text:span text:style-name="T8"> și </text:span><text:span text:style-name="T9">filtrul trece-jos. </text:span><text:span text:style-name="T11">Observăm că semnalul de ieșire se suprapune aproape perfect cu cel de intrare. Menționăm că, pentru acest grafic, final time-ul a fost modificat la 60e-9.</text:span></text:p>
      <text:p text:style-name="P5"><text:span text:style-name="T11"/></text:p>
      <text:p text:style-name="P6"><text:span text:style-name="T10">Fig. 4. Mărim frecvența semnalului de intrare la 1000 Hz. Observăm acum, cu atât mai bine, efectul invers filtrului trece sus, în sensul că semnalul de ieșire este atenuat, iar diferența de amplitudine dintre input și output se mărește considerabil.</text:span></text:p>
      <text:p text:style-name="P6"><text:span text:style-name="T10"/></text:p>
      <text:p text:style-name="P6"><text:span text:style-name="T10">Concluzie: filtrul trece-jos se comportă ca un </text:span><text:span text:style-name="T13">amplificator</text:span><text:span text:style-name="T10"> de semnal. </text:span><text:span text:style-name="T7">Cu cât frecvența semnalului de intrare va fi mai </text:span><text:span text:style-name="T6">MARE</text:span><text:span text:style-name="T7">, cu atât semnalul de ieșire va putea fi atenuat mai puternic.</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Bartolomei Vlad-Alexandru</text:p>
      <text:p text:style-name="P1">Grupa 3022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2T15:14:31.756784302</meta:creation-date>
    <dc:date>2022-10-12T15:44:05.810581530</dc:date>
    <meta:editing-duration>PT9M13S</meta:editing-duration>
    <meta:editing-cycles>1</meta:editing-cycles>
    <meta:document-statistic meta:table-count="0" meta:image-count="0" meta:object-count="0" meta:page-count="2" meta:paragraph-count="12" meta:word-count="325" meta:character-count="1962" meta:non-whitespace-character-count="1644"/>
    <meta:generator>LibreOffice/7.3.6.2$Linux_X86_64 LibreOffice_project/30$Build-2</meta:generator>
  </office:meta>
</office:document-meta>
</file>